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family-generic="roman"/>
    <style:font-face style:name="Chandas" svg:font-family="Chandas" style:font-pitch="variable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8f89" officeooo:paragraph-rsid="00118f89"/>
    </style:style>
    <style:style style:name="P2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hilank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style:font-name="Chilanka"/>
    </style:style>
    <style:style style:name="T1" style:family="text">
      <style:text-properties fo:color="#000000" style:text-outline="false" style:text-line-through-style="none" style:text-line-through-type="none" style:text-position="0% 100%" style:font-name="Chilank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3638in" fo:min-width="5.5571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3646in" fo:min-width="4.3453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3008in" fo:min-width="4.4799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0791in" fo:min-width="2.0429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6898in" fo:min-width="0.8437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3" draw:style-name="gr4" draw:text-style-name="P3" svg:width="2.2398in" svg:height="1.1815in" svg:x="1.4866in" svg:y="0.0902in"><text:p text:style-name="P2"><text:span text:style-name="T1">n</text:span><text:span text:style-name="T1">e</text:span><text:span text:style-name="T1">v</text:span><text:span text:style-name="T1">e</text:span><text:span text:style-name="T1">r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" draw:style-name="gr3" draw:text-style-name="P3" svg:width="4.6776in" svg:height="2.4031in" svg:x="1.4866in" svg:y="0.0181in"><text:p text:style-name="P2"><text:span text:style-name="T1">give advic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" draw:style-name="gr2" draw:text-style-name="P3" svg:width="4.5421in" svg:height="2.4669in" svg:x="-0.1555in" svg:y="0.1736in"><text:p text:style-name="P2"><text:span text:style-name="T1">especially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><draw:custom-shape text:anchor-type="paragraph" draw:z-index="4" draw:style-name="gr5" draw:text-style-name="P3" svg:width="1.0406in" svg:height="1.7921in" svg:x="5.1236in" svg:y="0.0098in"><text:p text:style-name="P4"><text:span text:style-name="T1">to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1"/>
      <text:p text:style-name="P1"/>
      <text:p text:style-name="P1"/>
      <text:p text:style-name="P1"><draw:custom-shape text:anchor-type="paragraph" draw:z-index="0" draw:style-name="gr1" draw:text-style-name="P3" svg:width="5.7539in" svg:height="2.4661in" svg:x="0.6602in" svg:y="1.0457in"><text:p text:style-name="P2"><text:span text:style-name="T1">other peopl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family-generic="roman"/>
    <style:font-face style:name="Chandas" svg:font-family="Chandas" style:font-pitch="variable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3:30:59.899152682</meta:creation-date>
    <dc:date>2020-05-24T13:51:26.560826112</dc:date>
    <meta:editing-duration>PT10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